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</style:style>
    <style:style style:name="T710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4888331716</text:p>
        </text:list-item>
        <text:list-item>
          <text:p text:style-name="P307">br245837368084a</text:p>
        </text:list-item>
        <text:list-item>
          <text:p text:style-name="P308">br241373056503r</text:p>
        </text:list-item>
        <text:list-item>
          <text:p text:style-name="P309">br249325945884c</text:p>
        </text:list-item>
        <text:list-item>
          <text:p text:style-name="P310">br2430623113425</text:p>
        </text:list-item>
        <text:list-item>
          <text:p text:style-name="P311">br249307607960e</text:p>
        </text:list-item>
        <text:list-item>
          <text:p text:style-name="P312">br241995146645d</text:p>
        </text:list-item>
        <text:list-item>
          <text:p text:style-name="P313">br2411968149922</text:p>
        </text:list-item>
        <text:list-item>
          <text:p text:style-name="P314">br244725802752c</text:p>
        </text:list-item>
        <text:list-item>
          <text:p text:style-name="P315">br2445909721121</text:p>
        </text:list-item>
        <text:list-item>
          <text:p text:style-name="P316">br2482225376863</text:p>
        </text:list-item>
        <text:list-item>
          <text:p text:style-name="P317">br248536886381z</text:p>
        </text:list-item>
        <text:list-item>
          <text:p text:style-name="P318">br2482119179769</text:p>
        </text:list-item>
        <text:list-item>
          <text:p text:style-name="P319">br246495166318b</text:p>
        </text:list-item>
        <text:list-item>
          <text:p text:style-name="P320">BR244466963504F</text:p>
        </text:list-item>
        <text:list-item>
          <text:p text:style-name="P321">BR2495289303508</text:p>
        </text:list-item>
        <text:list-item>
          <text:p text:style-name="P322">BR241739439829F</text:p>
        </text:list-item>
        <text:list-item>
          <text:p text:style-name="P323">BR242105163233U</text:p>
        </text:list-item>
        <text:list-item>
          <text:p text:style-name="P324">BR248095585044S</text:p>
        </text:list-item>
        <text:list-item>
          <text:p text:style-name="P325">BR2415892059060</text:p>
        </text:list-item>
        <text:list-item>
          <text:p text:style-name="P326">BR246192832963J</text:p>
        </text:list-item>
        <text:list-item>
          <text:p text:style-name="P327">BR2445176530041</text:p>
        </text:list-item>
        <text:list-item>
          <text:p text:style-name="P328">BR2415530362474</text:p>
        </text:list-item>
        <text:list-item>
          <text:p text:style-name="P329">BR243822600828L</text:p>
        </text:list-item>
        <text:list-item>
          <text:p text:style-name="P330">BR245016980641B</text:p>
        </text:list-item>
        <text:list-item>
          <text:p text:style-name="P331">BR248124206842G</text:p>
        </text:list-item>
        <text:list-item>
          <text:p text:style-name="P332">BR2403975770891</text:p>
        </text:list-item>
        <text:list-item>
          <text:p text:style-name="P333">BR249076336891G</text:p>
        </text:list-item>
        <text:list-item>
          <text:p text:style-name="P334">BR248713721865C</text:p>
        </text:list-item>
        <text:list-item>
          <text:p text:style-name="P335">BR2420958897679</text:p>
        </text:list-item>
        <text:list-item>
          <text:p text:style-name="P336">BR247219780619E</text:p>
        </text:list-item>
        <text:list-item>
          <text:p text:style-name="P337">BR241699578272W</text:p>
        </text:list-item>
        <text:list-item>
          <text:p text:style-name="P338">BR2400843903067</text:p>
        </text:list-item>
        <text:list-item>
          <text:p text:style-name="P339">BR2467982156339</text:p>
        </text:list-item>
        <text:list-item>
          <text:p text:style-name="P340">BR246991222870A</text:p>
        </text:list-item>
        <text:list-item>
          <text:p text:style-name="P341">BR244761156342Z</text:p>
        </text:list-item>
        <text:list-item>
          <text:p text:style-name="P342">BR246267127686F</text:p>
        </text:list-item>
        <text:list-item>
          <text:p text:style-name="P343">BR2490849965959</text:p>
        </text:list-item>
        <text:list-item>
          <text:p text:style-name="P344">BR247360356812Y</text:p>
        </text:list-item>
        <text:list-item>
          <text:p text:style-name="P345">BR2421608633938</text:p>
        </text:list-item>
        <text:list-item>
          <text:p text:style-name="P346">BR2404600583132</text:p>
        </text:list-item>
        <text:list-item>
          <text:p text:style-name="P347">BR242946532756Y</text:p>
        </text:list-item>
        <text:list-item>
          <text:p text:style-name="P348">BR2422195551124</text:p>
        </text:list-item>
        <text:list-item>
          <text:p text:style-name="P349">BR2448226487508</text:p>
        </text:list-item>
        <text:list-item>
          <text:p text:style-name="P350">BR2421903810655</text:p>
        </text:list-item>
        <text:list-item>
          <text:p text:style-name="P351">BR242938543255H</text:p>
        </text:list-item>
        <text:list-item>
          <text:p text:style-name="P352">BR2440448889924</text:p>
        </text:list-item>
        <text:list-item>
          <text:p text:style-name="P353">BR2454408009603</text:p>
        </text:list-item>
        <text:list-item>
          <text:p text:style-name="P354">BR2440716028637</text:p>
        </text:list-item>
        <text:list-item>
          <text:p text:style-name="P355">BR242578678406Y</text:p>
        </text:list-item>
        <text:list-item>
          <text:p text:style-name="P356">BR2494796204756</text:p>
        </text:list-item>
        <text:list-item>
          <text:p text:style-name="P357">BR2416648306573</text:p>
        </text:list-item>
        <text:list-item>
          <text:p text:style-name="P358">BR249085810811E</text:p>
        </text:list-item>
        <text:list-item>
          <text:p text:style-name="P359">BR245411029276F</text:p>
        </text:list-item>
        <text:list-item>
          <text:p text:style-name="P360">BR2404171616495</text:p>
        </text:list-item>
        <text:list-item>
          <text:p text:style-name="P361">BR2417180053042</text:p>
        </text:list-item>
        <text:list-item>
          <text:p text:style-name="P362">BR2456189590997</text:p>
        </text:list-item>
        <text:list-item>
          <text:p text:style-name="P363">BR2483510445687</text:p>
        </text:list-item>
        <text:list-item>
          <text:p text:style-name="P364">BR2452502314244</text:p>
        </text:list-item>
        <text:list-item>
          <text:p text:style-name="P365">BR2476154923477</text:p>
        </text:list-item>
        <text:list-item>
          <text:p text:style-name="P366">BR246656940081G</text:p>
        </text:list-item>
        <text:list-item>
          <text:p text:style-name="P367">BR2432168783008</text:p>
        </text:list-item>
        <text:list-item>
          <text:p text:style-name="P368">BR2405986423799</text:p>
        </text:list-item>
        <text:list-item>
          <text:p text:style-name="P369">BR247295889065S</text:p>
        </text:list-item>
        <text:list-item>
          <text:p text:style-name="P370">BR244232180207U</text:p>
        </text:list-item>
        <text:list-item>
          <text:p text:style-name="P371">BR244191789453I</text:p>
        </text:list-item>
        <text:list-item>
          <text:p text:style-name="P372">BR2435859921210</text:p>
        </text:list-item>
        <text:list-item>
          <text:p text:style-name="P373">BR245717264041B</text:p>
        </text:list-item>
        <text:list-item>
          <text:p text:style-name="P374">BR2479015319089</text:p>
        </text:list-item>
        <text:list-item>
          <text:p text:style-name="P375">BR245903358625X</text:p>
        </text:list-item>
        <text:list-item>
          <text:p text:style-name="P376">BR2499414275314</text:p>
        </text:list-item>
        <text:list-item>
          <text:p text:style-name="P377">BR2439113112661</text:p>
        </text:list-item>
        <text:list-item>
          <text:p text:style-name="P378">BR2407432752188</text:p>
        </text:list-item>
        <text:list-item>
          <text:p text:style-name="P379">BR2448714837713</text:p>
        </text:list-item>
        <text:list-item>
          <text:p text:style-name="P380">BR243388889408F</text:p>
        </text:list-item>
        <text:list-item>
          <text:p text:style-name="P381">BR242222150044N</text:p>
        </text:list-item>
        <text:list-item>
          <text:p text:style-name="P382">BR244462878563Z</text:p>
        </text:list-item>
        <text:list-item>
          <text:p text:style-name="P383">BR241270454309J</text:p>
        </text:list-item>
        <text:list-item>
          <text:p text:style-name="P384">BR249251627485Y</text:p>
        </text:list-item>
        <text:list-item>
          <text:p text:style-name="P385">BR249625931787S</text:p>
        </text:list-item>
        <text:list-item>
          <text:p text:style-name="P386">BR2442150621968</text:p>
        </text:list-item>
        <text:list-item>
          <text:p text:style-name="P387">BR249775846362B</text:p>
        </text:list-item>
        <text:list-item>
          <text:p text:style-name="P388">BR246809671663C</text:p>
        </text:list-item>
        <text:list-item>
          <text:p text:style-name="P389">BR240105026948J</text:p>
        </text:list-item>
        <text:list-item>
          <text:p text:style-name="P390">BR2414624266712</text:p>
        </text:list-item>
        <text:list-item>
          <text:p text:style-name="P391">BR2447729477695</text:p>
        </text:list-item>
        <text:list-item>
          <text:p text:style-name="P392">BR240897814674R</text:p>
        </text:list-item>
        <text:list-item>
          <text:p text:style-name="P393">BR242538221161Z</text:p>
        </text:list-item>
        <text:list-item>
          <text:p text:style-name="P394">BR247771226356R</text:p>
        </text:list-item>
        <text:list-item>
          <text:p text:style-name="P395">BR2423962942568</text:p>
        </text:list-item>
        <text:list-item>
          <text:p text:style-name="P396">BR240548713618X</text:p>
        </text:list-item>
        <text:list-item>
          <text:p text:style-name="P397">BR246685232833A</text:p>
        </text:list-item>
        <text:list-item>
          <text:p text:style-name="P398">BR248212758964T</text:p>
        </text:list-item>
        <text:list-item>
          <text:p text:style-name="P399">BR2479967348789</text:p>
        </text:list-item>
        <text:list-item>
          <text:p text:style-name="P400">BR244967656661W</text:p>
        </text:list-item>
        <text:list-item>
          <text:p text:style-name="P401">BR2463062133741</text:p>
        </text:list-item>
        <text:list-item>
          <text:p text:style-name="P402">BR247053517067E</text:p>
        </text:list-item>
        <text:list-item>
          <text:p text:style-name="P403">BR245845094739Q</text:p>
        </text:list-item>
        <text:list-item>
          <text:p text:style-name="P404">BR2420793300416</text:p>
        </text:list-item>
        <text:list-item>
          <text:p text:style-name="P405">BR244595475483Y</text:p>
        </text:list-item>
        <text:list-item>
          <text:p text:style-name="P406">BR242289596057Z</text:p>
        </text:list-item>
        <text:list-item>
          <text:p text:style-name="P407">BR249428921822V</text:p>
        </text:list-item>
        <text:list-item>
          <text:p text:style-name="P408">BR2436629153984</text:p>
        </text:list-item>
        <text:list-item>
          <text:p text:style-name="P409">BR2488968871528</text:p>
        </text:list-item>
        <text:list-item>
          <text:p text:style-name="P410">BR2430777871806</text:p>
        </text:list-item>
        <text:list-item>
          <text:p text:style-name="P411">BR2400943449182</text:p>
        </text:list-item>
        <text:list-item>
          <text:p text:style-name="P412">BR2451498287627</text:p>
        </text:list-item>
        <text:list-item>
          <text:p text:style-name="P413">BR2428669126563</text:p>
        </text:list-item>
        <text:list-item>
          <text:p text:style-name="P414">BR241709243997W</text:p>
        </text:list-item>
        <text:list-item>
          <text:p text:style-name="P415">BR246055852246N</text:p>
        </text:list-item>
        <text:list-item>
          <text:p text:style-name="P416">BR240040009718F</text:p>
        </text:list-item>
        <text:list-item>
          <text:p text:style-name="P417">BR240560421649T</text:p>
        </text:list-item>
        <text:list-item>
          <text:p text:style-name="P418">BR248270163744A</text:p>
        </text:list-item>
        <text:list-item>
          <text:p text:style-name="P419">BR2496356402168</text:p>
        </text:list-item>
        <text:list-item>
          <text:p text:style-name="P420">BR244012288208E</text:p>
        </text:list-item>
        <text:list-item>
          <text:p text:style-name="P421">BR247088542720V</text:p>
        </text:list-item>
        <text:list-item>
          <text:p text:style-name="P422">BR243056298957U</text:p>
        </text:list-item>
        <text:list-item>
          <text:p text:style-name="P423">BR244524150779Z</text:p>
        </text:list-item>
        <text:list-item>
          <text:p text:style-name="P424">BR243632068539W</text:p>
        </text:list-item>
        <text:list-item>
          <text:p text:style-name="P425">BR2463153125566</text:p>
        </text:list-item>
        <text:list-item>
          <text:p text:style-name="P426">BR248865116619V</text:p>
        </text:list-item>
        <text:list-item>
          <text:p text:style-name="P427">BR2485572323198</text:p>
        </text:list-item>
        <text:list-item>
          <text:p text:style-name="P428">BR2465220321061</text:p>
        </text:list-item>
        <text:list-item>
          <text:p text:style-name="P429">BR2418573484419</text:p>
        </text:list-item>
        <text:list-item>
          <text:p text:style-name="P430">BR245792630461S</text:p>
        </text:list-item>
        <text:list-item>
          <text:p text:style-name="P431">BR245713898245V</text:p>
        </text:list-item>
        <text:list-item>
          <text:p text:style-name="P432">BR2440410628143</text:p>
        </text:list-item>
        <text:list-item>
          <text:p text:style-name="P433">BR248630181538R</text:p>
        </text:list-item>
        <text:list-item>
          <text:p text:style-name="P434">BR246043926226U</text:p>
        </text:list-item>
        <text:list-item>
          <text:p text:style-name="P435">BR243819192173Z</text:p>
        </text:list-item>
        <text:list-item>
          <text:p text:style-name="P436">BR241724824939C</text:p>
        </text:list-item>
        <text:list-item>
          <text:p text:style-name="P437">BR2497937137151</text:p>
        </text:list-item>
        <text:list-item>
          <text:p text:style-name="P438">BR2442879315033</text:p>
        </text:list-item>
        <text:list-item>
          <text:p text:style-name="P439">BR240179587081Z</text:p>
        </text:list-item>
        <text:list-item>
          <text:p text:style-name="P440">BR2469816525635</text:p>
        </text:list-item>
        <text:list-item>
          <text:p text:style-name="P441">BR2499005453333</text:p>
        </text:list-item>
        <text:list-item>
          <text:p text:style-name="P442">BR242776890585H</text:p>
        </text:list-item>
        <text:list-item>
          <text:p text:style-name="P443">BR249398759488B</text:p>
        </text:list-item>
        <text:list-item>
          <text:p text:style-name="P444">BR243221245224F</text:p>
        </text:list-item>
        <text:list-item>
          <text:p text:style-name="P445">BR242204130769O</text:p>
        </text:list-item>
        <text:list-item>
          <text:p text:style-name="P446">BR248516990707A</text:p>
        </text:list-item>
        <text:list-item>
          <text:p text:style-name="P447">BR247553679038B</text:p>
        </text:list-item>
        <text:list-item>
          <text:p text:style-name="P448">BR2472755642052</text:p>
        </text:list-item>
        <text:list-item>
          <text:p text:style-name="P449">BR2467939004820</text:p>
        </text:list-item>
        <text:list-item>
          <text:p text:style-name="P450">BR2448460631740</text:p>
        </text:list-item>
        <text:list-item>
          <text:p text:style-name="P451">BR247484374651U</text:p>
        </text:list-item>
        <text:list-item>
          <text:p text:style-name="P452">BR2419889888537</text:p>
        </text:list-item>
        <text:list-item>
          <text:p text:style-name="P453">BR240221360295A</text:p>
        </text:list-item>
        <text:list-item>
          <text:p text:style-name="P454">BR242046880995A</text:p>
        </text:list-item>
        <text:list-item>
          <text:p text:style-name="P455">BR244159998175I</text:p>
        </text:list-item>
        <text:list-item>
          <text:p text:style-name="P456">BR2440825283833</text:p>
        </text:list-item>
        <text:list-item>
          <text:p text:style-name="P457">BR247092532457W</text:p>
        </text:list-item>
        <text:list-item>
          <text:p text:style-name="P458">BR241526207158P</text:p>
        </text:list-item>
        <text:list-item>
          <text:p text:style-name="P459">BR240438365560U</text:p>
        </text:list-item>
        <text:list-item>
          <text:p text:style-name="P460">BR241315011193T</text:p>
        </text:list-item>
        <text:list-item>
          <text:p text:style-name="P461">BR246732758214D</text:p>
        </text:list-item>
        <text:list-item>
          <text:p text:style-name="P462">BR240889400268F</text:p>
        </text:list-item>
        <text:list-item>
          <text:p text:style-name="P463">BR246079991206D</text:p>
        </text:list-item>
        <text:list-item>
          <text:p text:style-name="P464">BR2410923193332</text:p>
        </text:list-item>
        <text:list-item>
          <text:p text:style-name="P465">BR2405794148280</text:p>
        </text:list-item>
        <text:list-item>
          <text:p text:style-name="P466">BR240628005376A</text:p>
        </text:list-item>
        <text:list-item>
          <text:p text:style-name="P467">BR247357008458D</text:p>
        </text:list-item>
        <text:list-item>
          <text:p text:style-name="P468">BR2473642672107</text:p>
        </text:list-item>
        <text:list-item>
          <text:p text:style-name="P469">BR2492496307693</text:p>
        </text:list-item>
        <text:list-item>
          <text:p text:style-name="P470">BR2447870739295</text:p>
        </text:list-item>
        <text:list-item>
          <text:p text:style-name="P471">BR246924983086E</text:p>
        </text:list-item>
        <text:list-item>
          <text:p text:style-name="P472">BR244871707276D</text:p>
        </text:list-item>
        <text:list-item>
          <text:p text:style-name="P473">BR247624900197R</text:p>
        </text:list-item>
        <text:list-item>
          <text:p text:style-name="P474">BR248168561386G</text:p>
        </text:list-item>
        <text:list-item>
          <text:p text:style-name="P475">BR249156640855U</text:p>
        </text:list-item>
        <text:list-item>
          <text:p text:style-name="P476">BR2412485971508</text:p>
        </text:list-item>
        <text:list-item>
          <text:p text:style-name="P477">BR2423723764704</text:p>
        </text:list-item>
        <text:list-item>
          <text:p text:style-name="P478">BR241339716071W</text:p>
        </text:list-item>
        <text:list-item>
          <text:p text:style-name="P479">BR242010588191X</text:p>
        </text:list-item>
        <text:list-item>
          <text:p text:style-name="P480">BR2478082341320</text:p>
        </text:list-item>
        <text:list-item>
          <text:p text:style-name="P481">BR245284805301X</text:p>
        </text:list-item>
        <text:list-item>
          <text:p text:style-name="P482">BR248777020306O</text:p>
        </text:list-item>
        <text:list-item>
          <text:p text:style-name="P483">BR2474810309225</text:p>
        </text:list-item>
        <text:list-item>
          <text:p text:style-name="P484">BR2407729911449</text:p>
        </text:list-item>
        <text:list-item>
          <text:p text:style-name="P485">BR2430595992806</text:p>
        </text:list-item>
        <text:list-item>
          <text:p text:style-name="P486">BR247290321388Q</text:p>
        </text:list-item>
        <text:list-item>
          <text:p text:style-name="P487">BR2435254653238</text:p>
        </text:list-item>
        <text:list-item>
          <text:p text:style-name="P488">BR244021888073V</text:p>
        </text:list-item>
        <text:list-item>
          <text:p text:style-name="P489">BR243031225411B</text:p>
        </text:list-item>
        <text:list-item>
          <text:p text:style-name="P490">BR242669883901M</text:p>
        </text:list-item>
        <text:list-item>
          <text:p text:style-name="P491">BR249266416203T</text:p>
        </text:list-item>
        <text:list-item>
          <text:p text:style-name="P492">BR249923268650A</text:p>
        </text:list-item>
        <text:list-item>
          <text:p text:style-name="P493">BR241700334196F</text:p>
        </text:list-item>
        <text:list-item>
          <text:p text:style-name="P494">BR247594815949L</text:p>
        </text:list-item>
        <text:list-item>
          <text:p text:style-name="P495">BR2412413265716</text:p>
        </text:list-item>
        <text:list-item>
          <text:p text:style-name="P496">BR243518217101B</text:p>
        </text:list-item>
        <text:list-item>
          <text:p text:style-name="P497">BR247070461812B</text:p>
        </text:list-item>
        <text:list-item>
          <text:p text:style-name="P498">BR249002135064F</text:p>
        </text:list-item>
        <text:list-item>
          <text:p text:style-name="P499">BR2406097839999</text:p>
        </text:list-item>
        <text:list-item>
          <text:p text:style-name="P500">BR245065899631X</text:p>
        </text:list-item>
        <text:list-item>
          <text:p text:style-name="P501">BR2463853049494</text:p>
        </text:list-item>
        <text:list-item>
          <text:p text:style-name="P502">BR247005065269I</text:p>
        </text:list-item>
        <text:list-item>
          <text:p text:style-name="P503">BR249639743978A</text:p>
        </text:list-item>
        <text:list-item>
          <text:p text:style-name="P504">BR2443669947661</text:p>
        </text:list-item>
        <text:list-item>
          <text:p text:style-name="P505">BR2458889811685</text:p>
        </text:list-item>
        <text:list-item>
          <text:p text:style-name="P506">BR2490731622308</text:p>
        </text:list-item>
        <text:list-item>
          <text:p text:style-name="P507">BR247504987176B</text:p>
        </text:list-item>
        <text:list-item>
          <text:p text:style-name="P508">BR244289302783U</text:p>
        </text:list-item>
        <text:list-item>
          <text:p text:style-name="P509">BR242554987362O</text:p>
        </text:list-item>
        <text:list-item>
          <text:p text:style-name="P510">BR240306816620O</text:p>
        </text:list-item>
        <text:list-item>
          <text:p text:style-name="P511">BR246717848407V</text:p>
        </text:list-item>
        <text:list-item>
          <text:p text:style-name="P512">BR2418672468032</text:p>
        </text:list-item>
        <text:list-item>
          <text:p text:style-name="P513">BR249734944987U</text:p>
        </text:list-item>
        <text:list-item>
          <text:p text:style-name="P514">BR247839900324R</text:p>
        </text:list-item>
        <text:list-item>
          <text:p text:style-name="P515">BR2453343129475</text:p>
        </text:list-item>
        <text:list-item>
          <text:p text:style-name="P516">BR2450361937781</text:p>
        </text:list-item>
        <text:list-item>
          <text:p text:style-name="P517">BR2418325456790</text:p>
        </text:list-item>
        <text:list-item>
          <text:p text:style-name="P518">BR2464012137031</text:p>
        </text:list-item>
        <text:list-item>
          <text:p text:style-name="P519">BR2444389643976</text:p>
        </text:list-item>
        <text:list-item>
          <text:p text:style-name="P520">BR249810352705X</text:p>
        </text:list-item>
        <text:list-item>
          <text:p text:style-name="P521">br244480814940t</text:p>
        </text:list-item>
        <text:list-item>
          <text:p text:style-name="P522">br244317573628u</text:p>
        </text:list-item>
        <text:list-item>
          <text:p text:style-name="P523">br2464598323145</text:p>
        </text:list-item>
        <text:list-item>
          <text:p text:style-name="P524">br2416889117637</text:p>
        </text:list-item>
        <text:list-item>
          <text:p text:style-name="P525">br246996422395c</text:p>
        </text:list-item>
        <text:list-item>
          <text:p text:style-name="P526">br2499905441209</text:p>
        </text:list-item>
        <text:list-item>
          <text:p text:style-name="P527">br242876293687x</text:p>
        </text:list-item>
        <text:list-item>
          <text:p text:style-name="P528">br244724828983c</text:p>
        </text:list-item>
        <text:list-item>
          <text:p text:style-name="P529">br245202259097t</text:p>
        </text:list-item>
        <text:list-item>
          <text:p text:style-name="P530">br244918728128a</text:p>
        </text:list-item>
        <text:list-item>
          <text:p text:style-name="P531">br243998739793f</text:p>
        </text:list-item>
        <text:list-item>
          <text:p text:style-name="P532">br240402769187t</text:p>
        </text:list-item>
        <text:list-item>
          <text:p text:style-name="P533">br2443307165220</text:p>
        </text:list-item>
        <text:list-item>
          <text:p text:style-name="P534">br242075778997u</text:p>
        </text:list-item>
        <text:list-item>
          <text:p text:style-name="P535">br249477684055z</text:p>
        </text:list-item>
        <text:list-item>
          <text:p text:style-name="P536">br242494990034d</text:p>
        </text:list-item>
        <text:list-item>
          <text:p text:style-name="P537">br2492384242479</text:p>
        </text:list-item>
        <text:list-item>
          <text:p text:style-name="P538">br248850854896b</text:p>
        </text:list-item>
        <text:list-item>
          <text:p text:style-name="P539">br2411782237302</text:p>
        </text:list-item>
        <text:list-item>
          <text:p text:style-name="P540">br2497453957092</text:p>
        </text:list-item>
        <text:list-item>
          <text:p text:style-name="P541">br240448046612e</text:p>
        </text:list-item>
        <text:list-item>
          <text:p text:style-name="P542">br248813608116h</text:p>
        </text:list-item>
        <text:list-item>
          <text:p text:style-name="P543">br2407383167871</text:p>
        </text:list-item>
        <text:list-item>
          <text:p text:style-name="P544">br240508044599h</text:p>
        </text:list-item>
        <text:list-item>
          <text:p text:style-name="P545">br249045661924m</text:p>
        </text:list-item>
        <text:list-item>
          <text:p text:style-name="P546">br248951759422q</text:p>
        </text:list-item>
        <text:list-item>
          <text:p text:style-name="P547">br248804741102r</text:p>
        </text:list-item>
        <text:list-item>
          <text:p text:style-name="P548">br240971789192v</text:p>
        </text:list-item>
        <text:list-item>
          <text:p text:style-name="P549">br247027819399b</text:p>
        </text:list-item>
        <text:list-item>
          <text:p text:style-name="P550">br244527112645o</text:p>
        </text:list-item>
        <text:list-item>
          <text:p text:style-name="P551">BR242489039352B</text:p>
        </text:list-item>
        <text:list-item>
          <text:p text:style-name="P552">BR248045563954X</text:p>
        </text:list-item>
        <text:list-item>
          <text:p text:style-name="P553">BR245029171582S</text:p>
        </text:list-item>
        <text:list-item>
          <text:p text:style-name="P554">BR244067415963X</text:p>
        </text:list-item>
        <text:list-item>
          <text:p text:style-name="P555">BR2457825673859</text:p>
        </text:list-item>
        <text:list-item>
          <text:p text:style-name="P556">BR242647766503E</text:p>
        </text:list-item>
        <text:list-item>
          <text:p text:style-name="P557">BR248586120290U</text:p>
        </text:list-item>
        <text:list-item>
          <text:p text:style-name="P558">BR240263807815O</text:p>
        </text:list-item>
        <text:list-item>
          <text:p text:style-name="P559">BR241172465702H</text:p>
        </text:list-item>
        <text:list-item>
          <text:p text:style-name="P560">BR247126279481F</text:p>
        </text:list-item>
        <text:list-item>
          <text:p text:style-name="P561">BR245543956232N</text:p>
        </text:list-item>
        <text:list-item>
          <text:p text:style-name="P562">BR246077869426P</text:p>
        </text:list-item>
        <text:list-item>
          <text:p text:style-name="P563">BR245530778361N</text:p>
        </text:list-item>
        <text:list-item>
          <text:p text:style-name="P564">BR240345850478V</text:p>
        </text:list-item>
        <text:list-item>
          <text:p text:style-name="P565">BR2495221381171</text:p>
        </text:list-item>
        <text:list-item>
          <text:p text:style-name="P566">BR242281391905X</text:p>
        </text:list-item>
        <text:list-item>
          <text:p text:style-name="P567">BR243011890430U</text:p>
        </text:list-item>
        <text:list-item>
          <text:p text:style-name="P568">BR243994298272D</text:p>
        </text:list-item>
        <text:list-item>
          <text:p text:style-name="P569">BR248883375401G</text:p>
        </text:list-item>
        <text:list-item>
          <text:p text:style-name="P570">BR2434187842880</text:p>
        </text:list-item>
        <text:list-item>
          <text:p text:style-name="P571">BR244620938873Y</text:p>
        </text:list-item>
        <text:list-item>
          <text:p text:style-name="P572">BR2465313613351</text:p>
        </text:list-item>
        <text:list-item>
          <text:p text:style-name="P573">BR246785401611O</text:p>
        </text:list-item>
        <text:list-item>
          <text:p text:style-name="P574">BR249850828716M</text:p>
        </text:list-item>
        <text:list-item>
          <text:p text:style-name="P575">BR240153496868T</text:p>
        </text:list-item>
        <text:list-item>
          <text:p text:style-name="P576">BR247020567154Q</text:p>
        </text:list-item>
        <text:list-item>
          <text:p text:style-name="P577">BR240522329731E</text:p>
        </text:list-item>
        <text:list-item>
          <text:p text:style-name="P578">BR2422170606019</text:p>
        </text:list-item>
        <text:list-item>
          <text:p text:style-name="P579">BR246219610040W</text:p>
        </text:list-item>
        <text:list-item>
          <text:p text:style-name="P580">BR245482732889Y</text:p>
        </text:list-item>
        <text:list-item>
          <text:p text:style-name="P581">BR247205144689V</text:p>
        </text:list-item>
        <text:list-item>
          <text:p text:style-name="P582">BR241825893276O</text:p>
        </text:list-item>
        <text:list-item>
          <text:p text:style-name="P583">BR244407980662T</text:p>
        </text:list-item>
        <text:list-item>
          <text:p text:style-name="P584">BR2440207854168</text:p>
        </text:list-item>
        <text:list-item>
          <text:p text:style-name="P585">BR246952934231T</text:p>
        </text:list-item>
        <text:list-item>
          <text:p text:style-name="P586">BR2473859984129</text:p>
        </text:list-item>
        <text:list-item>
          <text:p text:style-name="P587">BR249144990070C</text:p>
        </text:list-item>
        <text:list-item>
          <text:p text:style-name="P588">BR249467844241U</text:p>
        </text:list-item>
        <text:list-item>
          <text:p text:style-name="P589">BR240200497514T</text:p>
        </text:list-item>
        <text:list-item>
          <text:p text:style-name="P590">BR242265172419Y</text:p>
        </text:list-item>
        <text:list-item>
          <text:p text:style-name="P591">BR242282358113W</text:p>
        </text:list-item>
        <text:list-item>
          <text:p text:style-name="P592">BR242825293602U</text:p>
        </text:list-item>
        <text:list-item>
          <text:p text:style-name="P593">BR245398388394V</text:p>
        </text:list-item>
        <text:list-item>
          <text:p text:style-name="P594">BR244117936289B</text:p>
        </text:list-item>
        <text:list-item>
          <text:p text:style-name="P595">BR243224688228L</text:p>
        </text:list-item>
        <text:list-item>
          <text:p text:style-name="P596">BR241945709834K</text:p>
        </text:list-item>
        <text:list-item>
          <text:p text:style-name="P597">BR2409523232022</text:p>
        </text:list-item>
        <text:list-item>
          <text:p text:style-name="P598">BR241150380961L</text:p>
        </text:list-item>
        <text:list-item>
          <text:p text:style-name="P599">BR244169089914N</text:p>
        </text:list-item>
        <text:list-item>
          <text:p text:style-name="P600">BR241576181138V</text:p>
        </text:list-item>
        <text:list-item>
          <text:p text:style-name="P601">BR246625650106V</text:p>
        </text:list-item>
        <text:list-item>
          <text:p text:style-name="P602">BR244495663840K</text:p>
        </text:list-item>
        <text:list-item>
          <text:p text:style-name="P603">BR240113919966P</text:p>
        </text:list-item>
        <text:list-item>
          <text:p text:style-name="P604">BR240721871994P</text:p>
        </text:list-item>
        <text:list-item>
          <text:p text:style-name="P605">BR240748534925Y</text:p>
        </text:list-item>
        <text:list-item>
          <text:p text:style-name="P606">BR243420066611Q</text:p>
        </text:list-item>
        <text:list-item>
          <text:p text:style-name="P607">BR248713807894U</text:p>
        </text:list-item>
        <text:list-item>
          <text:p text:style-name="P608">BR2433787633770</text:p>
        </text:list-item>
        <text:list-item>
          <text:p text:style-name="P609">BR244287634132J</text:p>
        </text:list-item>
        <text:list-item>
          <text:p text:style-name="P610">BR241798307054L</text:p>
        </text:list-item>
        <text:list-item>
          <text:p text:style-name="P611">BR242727438485J</text:p>
        </text:list-item>
        <text:list-item>
          <text:p text:style-name="P612">BR2490329443121</text:p>
        </text:list-item>
        <text:list-item>
          <text:p text:style-name="P613">BR247206034546F</text:p>
        </text:list-item>
        <text:list-item>
          <text:p text:style-name="P614">BR241577362846X</text:p>
        </text:list-item>
        <text:list-item>
          <text:p text:style-name="P615">BR2411947727141</text:p>
        </text:list-item>
        <text:list-item>
          <text:p text:style-name="P616">BR245037212144D</text:p>
        </text:list-item>
        <text:list-item>
          <text:p text:style-name="P617">BR246164906531H</text:p>
        </text:list-item>
        <text:list-item>
          <text:p text:style-name="P618">BR244714479499S</text:p>
        </text:list-item>
        <text:list-item>
          <text:p text:style-name="P619">BR248732090567C</text:p>
        </text:list-item>
        <text:list-item>
          <text:p text:style-name="P620">BR246097461011R</text:p>
        </text:list-item>
        <text:list-item>
          <text:p text:style-name="P621">BR245690137449U</text:p>
        </text:list-item>
        <text:list-item>
          <text:p text:style-name="P622">BR249938122650P</text:p>
        </text:list-item>
        <text:list-item>
          <text:p text:style-name="P623">BR249559156973V</text:p>
        </text:list-item>
        <text:list-item>
          <text:p text:style-name="P624">BR240969708508Q</text:p>
        </text:list-item>
        <text:list-item>
          <text:p text:style-name="P625">BR241396567164R</text:p>
        </text:list-item>
        <text:list-item>
          <text:p text:style-name="P626">BR247559811350P</text:p>
        </text:list-item>
        <text:list-item>
          <text:p text:style-name="P627">BR247898859933W</text:p>
        </text:list-item>
        <text:list-item>
          <text:p text:style-name="P628">BR248570133856P</text:p>
        </text:list-item>
        <text:list-item>
          <text:p text:style-name="P629">BR247565794772P</text:p>
        </text:list-item>
        <text:list-item>
          <text:p text:style-name="P630">BR242049812295N</text:p>
        </text:list-item>
        <text:list-item>
          <text:p text:style-name="P631">BR243709884415C</text:p>
        </text:list-item>
        <text:list-item>
          <text:p text:style-name="P632">BR243315844197U</text:p>
        </text:list-item>
        <text:list-item>
          <text:p text:style-name="P633">BR243365010887M</text:p>
        </text:list-item>
        <text:list-item>
          <text:p text:style-name="P634">BR2463167632187</text:p>
        </text:list-item>
        <text:list-item>
          <text:p text:style-name="P635">BR241557697037Z</text:p>
        </text:list-item>
        <text:list-item>
          <text:p text:style-name="P636">BR246209246370N</text:p>
        </text:list-item>
        <text:list-item>
          <text:p text:style-name="P637">BR245862963413X</text:p>
        </text:list-item>
        <text:list-item>
          <text:p text:style-name="P638">BR240056232926G</text:p>
        </text:list-item>
        <text:list-item>
          <text:p text:style-name="P639">BR246247266475G</text:p>
        </text:list-item>
        <text:list-item>
          <text:p text:style-name="P640">BR242567180498Q</text:p>
        </text:list-item>
        <text:list-item>
          <text:p text:style-name="P641">BR240580274765Q</text:p>
        </text:list-item>
        <text:list-item>
          <text:p text:style-name="P642">BR249535418729D</text:p>
        </text:list-item>
        <text:list-item>
          <text:p text:style-name="P643">BR246938982216U</text:p>
        </text:list-item>
        <text:list-item>
          <text:p text:style-name="P644">BR245566819864G</text:p>
        </text:list-item>
        <text:list-item>
          <text:p text:style-name="P645">BR240404766023O</text:p>
        </text:list-item>
        <text:list-item>
          <text:p text:style-name="P646">BR249408370593J</text:p>
        </text:list-item>
        <text:list-item>
          <text:p text:style-name="P647">BR242626627608F</text:p>
        </text:list-item>
        <text:list-item>
          <text:p text:style-name="P648">BR248529861038Y</text:p>
        </text:list-item>
        <text:list-item>
          <text:p text:style-name="P649">BR240229090747W</text:p>
        </text:list-item>
        <text:list-item>
          <text:p text:style-name="P650">BR248227438764K</text:p>
        </text:list-item>
        <text:list-item>
          <text:p text:style-name="P651">BR249002564489S</text:p>
        </text:list-item>
        <text:list-item>
          <text:p text:style-name="P652">BR242846374809I</text:p>
        </text:list-item>
        <text:list-item>
          <text:p text:style-name="P653">BR249877402699A</text:p>
        </text:list-item>
        <text:list-item>
          <text:p text:style-name="P654">BR248605530594V</text:p>
        </text:list-item>
        <text:list-item>
          <text:p text:style-name="P655">BR241933911076E</text:p>
        </text:list-item>
        <text:list-item>
          <text:p text:style-name="P656">BR246983619142R</text:p>
        </text:list-item>
        <text:list-item>
          <text:p text:style-name="P657">BR248894817969W</text:p>
        </text:list-item>
        <text:list-item>
          <text:p text:style-name="P658">BR2420203722274</text:p>
        </text:list-item>
        <text:list-item>
          <text:p text:style-name="P659">BR247715847768M</text:p>
        </text:list-item>
        <text:list-item>
          <text:p text:style-name="P660">BR247002957747T</text:p>
        </text:list-item>
        <text:list-item>
          <text:p text:style-name="P661">BR248329904192T</text:p>
        </text:list-item>
        <text:list-item>
          <text:p text:style-name="P662">BR248428376954H</text:p>
        </text:list-item>
        <text:list-item>
          <text:p text:style-name="P663">BR241140786397M</text:p>
        </text:list-item>
        <text:list-item>
          <text:p text:style-name="P664">BR247311938791Y</text:p>
        </text:list-item>
        <text:list-item>
          <text:p text:style-name="P665">BR2407309429572</text:p>
        </text:list-item>
        <text:list-item>
          <text:p text:style-name="P666">BR242456220648V</text:p>
        </text:list-item>
        <text:list-item>
          <text:p text:style-name="P667">BR240364818147I</text:p>
        </text:list-item>
        <text:list-item>
          <text:p text:style-name="P668">BR249759311260W</text:p>
        </text:list-item>
        <text:list-item>
          <text:p text:style-name="P669">BR248780889881C</text:p>
        </text:list-item>
        <text:list-item>
          <text:p text:style-name="P670">BR244381835892U</text:p>
        </text:list-item>
        <text:list-item>
          <text:p text:style-name="P671">BR246195409383F</text:p>
        </text:list-item>
        <text:list-item>
          <text:p text:style-name="P672">BR249015272940R</text:p>
        </text:list-item>
        <text:list-item>
          <text:p text:style-name="P673">BR244217529877T</text:p>
        </text:list-item>
        <text:list-item>
          <text:p text:style-name="P674">BR242601235925P</text:p>
        </text:list-item>
        <text:list-item>
          <text:p text:style-name="P675">BR245262973363R</text:p>
        </text:list-item>
        <text:list-item>
          <text:p text:style-name="P676">BR2433293976221</text:p>
        </text:list-item>
        <text:list-item>
          <text:p text:style-name="P677">BR243662843183R</text:p>
        </text:list-item>
        <text:list-item>
          <text:p text:style-name="P678">BR242259125949L</text:p>
        </text:list-item>
        <text:list-item>
          <text:p text:style-name="P679">BR240842661993S</text:p>
        </text:list-item>
        <text:list-item>
          <text:p text:style-name="P680">BR242101535337M</text:p>
        </text:list-item>
        <text:list-item>
          <text:p text:style-name="P681">BR247420031996T</text:p>
        </text:list-item>
        <text:list-item>
          <text:p text:style-name="P682">BR2441494790972</text:p>
        </text:list-item>
        <text:list-item>
          <text:p text:style-name="P683">BR241350498225G</text:p>
        </text:list-item>
        <text:list-item>
          <text:p text:style-name="P684">BR2465973348785</text:p>
        </text:list-item>
        <text:list-item>
          <text:p text:style-name="P685">BR245227806766Q</text:p>
        </text:list-item>
        <text:list-item>
          <text:p text:style-name="P686">BR243147763037M</text:p>
        </text:list-item>
        <text:list-item>
          <text:p text:style-name="P687">BR240597026607Q</text:p>
        </text:list-item>
        <text:list-item>
          <text:p text:style-name="P688">BR242118664447N</text:p>
        </text:list-item>
        <text:list-item>
          <text:p text:style-name="P689">BR248777032642Q</text:p>
        </text:list-item>
        <text:list-item>
          <text:p text:style-name="P690">BR2470895597380</text:p>
        </text:list-item>
        <text:list-item>
          <text:p text:style-name="P691">BR240587986249B</text:p>
        </text:list-item>
        <text:list-item>
          <text:p text:style-name="P692">BR2452757260460</text:p>
        </text:list-item>
        <text:list-item>
          <text:p text:style-name="P693">BR247245944088S</text:p>
        </text:list-item>
        <text:list-item>
          <text:p text:style-name="P694">BR243109969425S</text:p>
        </text:list-item>
        <text:list-item>
          <text:p text:style-name="P695">BR2409134662298</text:p>
        </text:list-item>
        <text:list-item>
          <text:p text:style-name="P696">BR2459372009294</text:p>
        </text:list-item>
        <text:list-item>
          <text:p text:style-name="P697">BR245506266755Q</text:p>
        </text:list-item>
        <text:list-item>
          <text:p text:style-name="P698">BR241589245494L</text:p>
        </text:list-item>
        <text:list-item>
          <text:p text:style-name="P699">BR241932211418V</text:p>
        </text:list-item>
        <text:list-item>
          <text:p text:style-name="P700">BR246040015636W</text:p>
        </text:list-item>
        <text:list-item>
          <text:p text:style-name="P701">BR244758122714V</text:p>
        </text:list-item>
        <text:list-item>
          <text:p text:style-name="P702">BR244734586679G</text:p>
        </text:list-item>
        <text:list-item>
          <text:p text:style-name="P703">BR249650584227K</text:p>
        </text:list-item>
        <text:list-item>
          <text:p text:style-name="P704">BR248583158516Z</text:p>
        </text:list-item>
        <text:list-item>
          <text:p text:style-name="P705">BR246553010452O</text:p>
        </text:list-item>
        <text:list-item>
          <text:p text:style-name="P706">BR247150316259Y</text:p>
        </text:list-item>
        <text:list-item>
          <text:p text:style-name="P707">BR249654858895A</text:p>
        </text:list-item>
        <text:list-item>
          <text:p text:style-name="P708">BR241876178491V</text:p>
        </text:list-item>
        <text:list-item>
          <text:p text:style-name="P709"><text:span text:style-name="T710">BR240995774261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5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404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5T18:47:00Z</meta:creation-date>
    <dc:date>2024-07-25T18:47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2" meta:word-count="1010" meta:character-count="6452" meta:row-count="45" meta:non-whitespace-character-count="5454"/>
  </office:meta>
</office:document-meta>
</file>